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298969072164948" calcext:value-type="percentage">
            <text:p>29,90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.00.0000</text:date>, <text:time style:data-style-name="N2" text:time-value="19:23:06.1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9:25:49.059000000</dc:date>
    <meta:editing-duration>PT14H44M42S</meta:editing-duration>
    <meta:editing-cycles>33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